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style:font-face style:name="Verdana1" svg:font-family="Verdana" style:font-family-generic="system" style:font-pitch="variable"/>
    <style:font-face style:name="Yu Mincho" svg:font-family="'Yu Mincho'"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Standard">
      <style:text-properties fo:background-color="transparent"/>
    </style:style>
    <style:style style:name="P2" style:family="paragraph" style:parent-style-name="Standard">
      <style:paragraph-properties fo:margin-top="0in" fo:margin-bottom="0.25in" loext:contextual-spacing="false" fo:text-align="start" style:justify-single-word="false"/>
      <style:text-properties fo:background-color="transparent"/>
    </style:style>
    <style:style style:name="P3" style:family="paragraph" style:parent-style-name="Heading_20_1" style:master-page-name="Standard">
      <style:paragraph-properties style:page-number="auto"/>
      <style:text-properties fo:background-color="transparent"/>
    </style:style>
    <style:style style:name="P4" style:family="paragraph" style:parent-style-name="Heading_20_2">
      <style:text-properties fo:background-color="transparent"/>
    </style:style>
    <style:style style:name="P5" style:family="paragraph" style:parent-style-name="Heading_20_3">
      <style:text-properties fo:background-color="transparent"/>
    </style:style>
    <style:style style:name="P6" style:family="paragraph" style:parent-style-name="Normal_20__28_Web_29_">
      <style:paragraph-properties fo:margin-top="0in" fo:margin-bottom="0in" loext:contextual-spacing="false"/>
      <style:text-properties fo:background-color="transparent"/>
    </style:style>
    <style:style style:name="P7" style:family="paragraph" style:parent-style-name="Normal_20__28_Web_29_">
      <style:text-properties fo:background-color="transparent"/>
    </style:style>
    <style:style style:name="P8" style:family="paragraph" style:parent-style-name="Normal_20__28_Web_29_">
      <style:text-properties officeooo:paragraph-rsid="001f1f14" fo:background-color="transparent"/>
    </style:style>
    <style:style style:name="P9" style:family="paragraph" style:parent-style-name="Normal_20__28_Web_29_">
      <style:text-properties officeooo:paragraph-rsid="001b97ac" fo:background-color="transparent"/>
    </style:style>
    <style:style style:name="T1" style:family="text">
      <style:text-properties style:font-name="Calibri" fo:font-size="12pt" fo:font-weight="bold" style:font-size-asian="12pt" style:font-weight-asian="bold" style:font-size-complex="12pt"/>
    </style:style>
    <style:style style:name="T2" style:family="text">
      <style:text-properties style:font-name="Calibri" fo:font-size="12pt" fo:font-weight="bold" style:font-size-asian="12pt" style:font-weight-asian="bold" style:font-size-complex="12pt" style:font-weight-complex="bold"/>
    </style:style>
    <style:style style:name="T3" style:family="text">
      <style:text-properties style:font-name="Calibri" fo:font-size="12pt" fo:font-weight="bold" fo:background-color="#ffff00" loext:char-shading-value="0" style:font-size-asian="12pt" style:font-weight-asian="bold" style:font-size-complex="12pt"/>
    </style:style>
    <style:style style:name="T4" style:family="text">
      <style:text-properties style:font-name="Calibri" fo:font-size="12pt" fo:font-weight="bold" fo:background-color="#ffff00" loext:char-shading-value="0" style:font-size-asian="12pt" style:font-weight-asian="bold" style:font-size-complex="12pt" style:font-weight-complex="bold"/>
    </style:style>
    <style:style style:name="T5" style:family="text">
      <style:text-properties style:font-name="Arial" fo:font-size="12pt" fo:font-weight="bold" officeooo:rsid="001b97ac" fo:background-color="#ffff00" loext:char-shading-value="0" style:font-name-asian="Times New Roman" style:font-size-asian="12pt" style:font-weight-asian="bold" style:font-name-complex="Arial1" style:font-size-complex="12pt" style:font-weight-complex="bold"/>
    </style:style>
    <style:style style:name="T6" style:family="text">
      <style:text-properties style:font-name="Arial" fo:font-size="12pt" fo:font-weight="bold" officeooo:rsid="001b97ac" style:font-name-asian="Times New Roman" style:font-size-asian="12pt" style:font-weight-asian="bold" style:font-name-complex="Arial1" style:font-size-complex="12pt" style:font-weight-complex="bold"/>
    </style:style>
    <style:style style:name="T7" style:family="text">
      <style:text-properties style:font-name="Cambria"/>
    </style:style>
    <style:style style:name="T8" style:family="text">
      <style:text-properties style:font-name="Cambria" fo:font-size="12pt" style:font-size-asian="12pt" style:font-size-complex="12pt"/>
    </style:style>
    <style:style style:name="T9" style:family="text">
      <style:text-properties style:font-name="Cambria" fo:font-size="12pt" officeooo:rsid="001b97ac" style:font-size-asian="12pt" style:font-size-complex="12pt"/>
    </style:style>
    <style:style style:name="T10" style:family="text">
      <style:text-properties style:font-name="Cambria" fo:font-size="12pt" officeooo:rsid="001d3e8c" style:font-size-asian="12pt" style:font-size-complex="12pt"/>
    </style:style>
    <style:style style:name="T11" style:family="text">
      <style:text-properties style:font-name="Cambria" fo:font-size="12pt" officeooo:rsid="0027a88a" style:font-size-asian="12pt" style:font-size-complex="12pt"/>
    </style:style>
    <style:style style:name="T12" style:family="text">
      <style:text-properties style:font-name="Cambria" fo:font-size="12pt" fo:font-weight="bold" style:font-size-asian="12pt" style:font-weight-asian="bold" style:font-size-complex="12pt" style:font-weight-complex="bold"/>
    </style:style>
    <style:style style:name="T13" style:family="text">
      <style:text-properties style:font-name="Cambria" fo:font-size="12pt" fo:background-color="#ffff00" loext:char-shading-value="0" style:font-size-asian="12pt" style:font-size-complex="12pt"/>
    </style:style>
    <style:style style:name="T14" style:family="text">
      <style:text-properties style:font-name="Cambria" fo:font-size="12pt" officeooo:rsid="001b97ac" fo:background-color="#ffff00" loext:char-shading-value="0" style:font-size-asian="12pt" style:font-size-complex="12pt"/>
    </style:style>
    <style:style style:name="T15" style:family="text">
      <style:text-properties style:font-name="Cambria" fo:font-size="12pt" officeooo:rsid="001d3e8c" fo:background-color="#ffff00" loext:char-shading-value="0" style:font-size-asian="12pt" style:font-size-complex="12pt"/>
    </style:style>
    <style:style style:name="T16" style:family="text">
      <style:text-properties style:font-name="Cambria" fo:font-size="12pt" officeooo:rsid="00274474" fo:background-color="#ffff00" loext:char-shading-value="0" style:font-size-asian="12pt" style:font-size-complex="12pt"/>
    </style:style>
    <style:style style:name="T17" style:family="text">
      <style:text-properties style:font-name="Cambria" fo:font-size="12pt" officeooo:rsid="0027a88a" fo:background-color="#ffff00" loext:char-shading-value="0" style:font-size-asian="12pt" style:font-size-complex="12pt"/>
    </style:style>
    <style:style style:name="T18" style:family="text">
      <style:text-properties style:font-name="Cambria" style:font-name-asian="Yu Mincho" style:font-name-complex="Arial1"/>
    </style:style>
    <style:style style:name="T19" style:family="text">
      <style:text-properties style:font-name="Cambria" officeooo:rsid="00204b51"/>
    </style:style>
    <style:style style:name="T20" style:family="text">
      <style:text-properties fo:background-color="#ffff00" loext:char-shading-value="0"/>
    </style:style>
    <style:style style:name="T21" style:family="text">
      <style:text-properties officeooo:rsid="001f1f14" fo:background-color="#ffff00" loext:char-shading-value="0"/>
    </style:style>
    <style:style style:name="T22" style:family="text">
      <style:text-properties officeooo:rsid="002337db" fo:background-color="#ffff00" loext:char-shading-value="0"/>
    </style:style>
    <style:style style:name="T23" style:family="text">
      <style:text-properties officeooo:rsid="00274474" fo:background-color="#ffff00" loext:char-shading-value="0"/>
    </style:style>
    <style:style style:name="T24" style:family="text">
      <style:text-properties officeooo:rsid="0027a88a" fo:background-color="#ffff00" loext:char-shading-value="0"/>
    </style:style>
    <style:style style:name="T25" style:family="text">
      <style:text-properties officeooo:rsid="001f1f14"/>
    </style:style>
    <style:style style:name="T26" style:family="text">
      <style:text-properties officeooo:rsid="00214617"/>
    </style:style>
    <style:style style:name="T27" style:family="text">
      <style:text-properties officeooo:rsid="002337db"/>
    </style:style>
    <style:style style:name="T28" style:family="text">
      <style:text-properties officeooo:rsid="00260d3a"/>
    </style:style>
    <style:style style:name="T29" style:family="text">
      <style:text-properties officeooo:rsid="00274474"/>
    </style:style>
    <style:style style:name="T30" style:family="text">
      <style:text-properties officeooo:rsid="0027a8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Einverständniserklärung</text:h>
      <text:p text:style-name="P6"><text:span text:style-name="T2">Titel der Studie: </text:span><text:span text:style-name="T6">Eye Tracking Comparison</text:span></text:p>
      <text:p text:style-name="P8"><text:span text:style-name="T1">Zweck der Studie: </text:span><text:span text:style-name="T8">Das Ziel des vorliegenden Forschungsvorhabens ist die </text:span><text:span text:style-name="T9">Aufzeichnung und Analyse</text:span><text:span text:style-name="T8"> von </text:span><text:span text:style-name="T9">Eye Tracking Daten. </text:span><text:span text:style-name="T10">Die Augenbewegungen des Probanden werden</text:span><text:span text:style-name="T9"> simultan mit zwei Eye Tracking Geräten </text:span><text:span text:style-name="T10">aufgezeichnet</text:span><text:span text:style-name="T9">, um </text:span><text:span text:style-name="T10">anschließend die </text:span><text:span text:style-name="T11">Eigenschafften der </text:span><text:span text:style-name="T9">Eye Tracking Geräte</text:span><text:span text:style-name="T10"> zu untersuchen.</text:span></text:p>
      <text:p text:style-name="P9"><text:span text:style-name="T2">Projektleitung</text:span><text:span text:style-name="T12">: </text:span><text:span text:style-name="T8">Prof. Dr. Peter König, Benedikt Ehinger MSc, </text:span><text:span text:style-name="T9">Inga Ibs MSc</text:span><text:span text:style-name="T8">, </text:span><text:span text:style-name="T9">Katharina Gross</text:span><text:span text:style-name="T8">, Institut für Kognitionswissenschaften, Wachsbleiche 27, 49078 Osnabrück</text:span></text:p>
      <text:p text:style-name="P7"/>
      <text:p text:style-name="P1">Sehr geehrte Studienteilnehmerin, sehr geehrter Studienteilnehmer,</text:p>
      <text:p text:style-name="P1"/>
      <text:p text:style-name="P1">hiermit bitten wir Sie um Ihre Einwilligung zur Teilnahme an dem oben genannten Forschungsvorhaben und zur Nutzung Ihrer personenbezogenen Daten, wie sie Ihnen in der Probandeninformation und der Aufklärung näher erläutert worden sind.</text:p>
      <text:h text:style-name="P4" text:outline-level="2">I. Allgemeines</text:h>
      <text:p text:style-name="P1">Hiermit erkläre ich, ___________________________, geboren am ___________________, dass ich durch die Projektleitung mündlich und schriftlich über das Wesen, die Bedeutung, die Risiken und Folgen der wissenschaftlichen Untersuchungen im Rahmen der o.g. Studie informiert und aufgeklärt wurde. Außerdem hatte ich ausreichend Gelegenheit, meine Fragen mit der Projektleitung zu klären und habe die Probandeninformation verstanden.</text:p>
      <text:p text:style-name="P1">Mir ist bekannt, dass ich das Recht habe, meine Einwilligung jederzeit ohne Angabe von Gründen und ohne nachteilige Folgen für mich zurückzuziehen. <text:span text:style-name="T18">Mir ist bekannt, dass es nach einer anonymisierten Veröffentlichung meiner Daten nach dem heutigen Stand der Technik keine Möglichkeit mehr gibt diese Daten als von meiner Person stammend zu erkennen.</text:span></text:p>
      <text:p text:style-name="P1">Ich habe eine Kopie der schriftlichen Studieninformation und der Einwilligungserklärung erhalten.</text:p>
      <text:p text:style-name="P1">Ich erkläre, dass ich freiwillig bereit bin, an der wissenschaftlichen Studie im U<text:span text:style-name="T25">m</text:span>fang von ca. <text:span text:style-name="T25">60</text:span> Minuten, teilzunehmen.</text:p>
      <text:p text:style-name="P1">Insbesondere erkläre ich mich damit einverstanden,</text:p>
      <text:p text:style-name="P2">1. dass meine für den Zweck der o.g. Studie nötigen personenbezogenen Daten durch den Studienarzt/Versuchsleiter erhoben und pseudonymisiert aufgezeichnet und verarbeitet werden, auch auf elektronischen Datenträgern; <text:line-break/>________ (Initialen ProbandIn)</text:p>
      <text:p text:style-name="P2">2. dass an dieser Studie beteiligte WissenschaftlerInnen folgender Institutionen Zugang zu den erhobenen pseudonymisierten Daten zum Zweck der Durchführung und wissenschaftlichen Verwertung der Studie haben: <text:span text:style-name="T7">Prof. Dr. Peter König, Benedikt Ehinger </text:span><text:soft-page-break/><text:span text:style-name="T7">MSc, </text:span><text:span text:style-name="T19">Inga Ibs MSc</text:span><text:span text:style-name="T7">, </text:span><text:span text:style-name="T19">Katharina Gross</text:span> Institut für Kognitionswissenschaften, Universität Osnabrück; <text:bookmark text:name="_GoBack"/><text:line-break/>________ (Initialen ProbandIn)</text:p>
      <text:p text:style-name="P2">3. dass die personenbezogenen Daten 10 Jahre aufbewahrt und danach vernichtet werden; <text:line-break/>________ (Initialen ProbandIn)</text:p>
      <text:p text:style-name="P2">4. dass die Studienergebnisse und die Studiendaten in anonymisierter Form, die keinen Rückschluss auf meine Person zulässt, veröffentlicht werden; die Veröffentlichung kann zum Beispiel in einer wissenschaftlichen Zeitschrift oder im Internet erfolgen; <text:line-break/>________ (Initialen ProbandIn)</text:p>
      <text:p text:style-name="P2">5. dass meine Daten <text:span text:style-name="T29">(im Besonderen die Videos meiner Augenbewegungen)</text:span>, im Sinne der guten wissenschaftlichen Praxis, der in anonymisierter Form der Öffentlichkeit über eine Creative Commons Lizenz (CC0) zugänglich gemacht werden; <text:line-break/>________ (Initialen ProbandIn)</text:p>
      <text:p text:style-name="P2"/>
      <text:h text:style-name="P4" text:outline-level="2">II. Ausschlusskriterien, Verhaltensregeln</text:h>
      <text:h text:style-name="P5" text:outline-level="3">II.1 Ausschlusskriterien</text:h>
      <text:p text:style-name="P1">Ich versichere den mir vorgelegten Anamnesebogen wahrheitsgemäß ausgefüllt zu haben. Mir ist bewusst, dass ich während der Labormessung längere Zeit auf einen <text:span text:style-name="T27"><text:s/></text:span>Bildschirm Objekte sehen werde.</text:p>
      <text:h text:style-name="P5" text:outline-level="3">II.2 Zustimmung zur Einhaltung von Verhaltensregeln</text:h>
      <text:p text:style-name="P1">Ich wurde vor der Durchführung der Studie darauf hingewiesen, dass ich vor oder während der Untersuchung auftretendes körperliches oder psychisches Unwohlsein der Projektleitung unverzüglich mitzuteilen habe.</text:p>
      <text:h text:style-name="P4" text:outline-level="2">III. Datenschutzrechtliche Einwilligungserklärung</text:h>
      <text:p text:style-name="P1">Einblick in die anonymisierten Daten durch Dritte findet statt:</text:p>
      <text:p text:style-name="P1">Ich bin damit einverstanden, dass die erhobenen Daten in anonymisierter Form über eine Creative Commons Lizens (CC0) im Internet veröffentlicht werden. Dies bedeutet, dass die Daten frei zugänglich sind und frei analysiert und veröffentlicht werden dürfen.</text:p>
      <text:h text:style-name="P4" text:outline-level="2">IV. Aufwandsentschädigung </text:h>
      <text:p text:style-name="P1">Ich bin damit einverstanden, dass ich mit <text:span text:style-name="T27">9</text:span>€/<text:span text:style-name="T28">­</text:span>Stunde oder 1 VP-Stunde/Stunde vergütet werde. Bei einem vorzeitigen Abbruch des Experiments werde ich anteilig nach der bisherigen Dauer des Experiments vergütet.</text:p>
      <text:h text:style-name="P4" text:outline-level="2"><text:soft-page-break/>V. Unterschrift</text:h>
      <text:p text:style-name="P1">Ich erkläre hiermit, dass ich freiwillig und unter Kenntnis der oben genannten Punkte teilnehme.</text:p>
      <text:p text:style-name="P1"/>
      <text:p text:style-name="P1"/>
      <text:p text:style-name="P1">Osnabrück, den _______________ ____________________________ (Unterschrift ProbandIn)</text:p>
      <text:p text:style-name="P1"/>
      <text:p text:style-name="P1"/>
      <text:p text:style-name="P1">Osnabrück, den _______________ ____________________________ (Unterschrift Projektleitung)</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style:font-face style:name="Verdana1" svg:font-family="Verdana" style:font-family-generic="system" style:font-pitch="variable"/>
    <style:font-face style:name="Yu Mincho" svg:font-family="'Yu Mincho'"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MS Mincho" style:font-size-asian="10pt" style:language-asian="en" style:country-asian="US" style:font-name-complex="DejaVu San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mbria" fo:font-size="12pt" fo:language="en" fo:country="US" style:letter-kerning="true" style:font-name-asian="MS Mincho" style:font-size-asian="10pt" style:language-asian="en" style:country-asian="US" style:font-name-complex="DejaVu Sans"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style:line-height-at-least="0.0165in" fo:text-align="justify" style:justify-single-word="false" fo:orphans="0" fo:widows="0" fo:hyphenation-ladder-count="no-limit" style:writing-mode="lr-tb"/>
      <style:text-properties style:font-name="Cambria" fo:font-family="Cambria" style:font-family-generic="roman" style:font-pitch="variable" fo:font-size="12pt" fo:language="de" fo:country="DE" style:font-size-asian="12pt" style:language-asian="ar" style:country-asian="SA" style:font-name-complex="Times New Roman" style:font-family-complex="'Times New Roman'"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in" fo:margin-bottom="0.25in" loext:contextual-spacing="false" fo:text-align="center" style:justify-single-word="false" fo:orphans="2" fo:widows="2" fo:hyphenation-ladder-count="no-limit"/>
      <style:text-properties style:font-name="Calibri" fo:font-family="Calibri" style:font-family-generic="roman" style:font-pitch="variable" fo:font-size="24pt" fo:font-weight="bold" style:letter-kerning="true" style:font-size-asian="24pt" style:language-asian="en" style:country-asian="US" style:font-weight-asian="bold" style:font-name-complex="DejaVu Sans" style:font-family-complex="'DejaVu Sans'" style:font-family-generic-complex="system" style:font-pitch-complex="variable" style:font-size-complex="24pt" style:font-weight-complex="bold" fo:hyphenate="true" fo:hyphenation-remain-char-count="2" fo:hyphenation-push-char-count="2"/>
    </style:style>
    <style:style style:name="Heading_20_2" style:display-name="Heading 2" style:family="paragraph" style:parent-style-name="Standard" style:default-outline-level="2" style:list-style-name="" style:class="text">
      <style:paragraph-properties fo:margin-top="0.5in" fo:margin-bottom="0.1665in" loext:contextual-spacing="false" fo:text-align="center" style:justify-single-word="false" fo:orphans="2" fo:widows="2" fo:hyphenation-ladder-count="no-limit" fo:padding="0in" fo:border="none"/>
      <style:text-properties fo:color="#222222" style:font-name="Arial" fo:font-family="Arial" style:font-family-generic="roman" style:font-pitch="variable" fo:font-size="14pt" fo:font-weight="bold" style:font-size-asian="14pt" style:language-asian="en" style:country-asian="US" style:font-weight-asian="bold" style:font-name-complex="Arial Unicode MS" style:font-family-complex="'Arial Unicode MS'" style:font-family-generic-complex="system" style:font-pitch-complex="variable" style:font-size-complex="14pt" style:font-weight-complex="bold" fo:hyphenate="true" fo:hyphenation-remain-char-count="2" fo:hyphenation-push-char-count="2"/>
    </style:style>
    <style:style style:name="Heading_20_3" style:display-name="Heading 3" style:family="paragraph" style:parent-style-name="Standard" style:auto-update="true" style:default-outline-level="3" style:list-style-name="" style:class="text">
      <style:paragraph-properties fo:margin-top="0.0835in" fo:margin-bottom="0.0835in" loext:contextual-spacing="false" fo:line-height="100%" fo:orphans="2" fo:widows="2" fo:hyphenation-ladder-count="no-limit"/>
      <style:text-properties style:font-name="Calibri" fo:font-family="Calibri" style:font-family-generic="roman" style:font-pitch="variable" fo:font-weight="bold" style:language-asian="en" style:country-asian="US" style:font-weight-asian="bold" style:font-name-complex="DejaVu Sans" style:font-family-complex="'DejaVu Sans'" style:font-family-generic-complex="system" style:font-pitch-complex="variable" fo:hyphenate="true" fo:hyphenation-remain-char-count="2" fo:hyphenation-push-char-count="2"/>
    </style:style>
    <style:style style:name="Heading_20_4" style:display-name="Heading 4" style:family="paragraph" style:parent-style-name="Standard" style:auto-update="true" style:default-outline-level="4" style:list-style-name="" style:class="text">
      <style:paragraph-properties fo:margin-top="0.1665in" fo:margin-bottom="0.0835in" loext:contextual-spacing="false" fo:keep-together="always" fo:keep-with-next="always"/>
      <style:text-properties fo:font-style="italic" style:font-name-asian="ＭＳ ゴシック" style:font-family-asian="'ＭＳ ゴシック'" style:font-family-generic-asian="system" style:font-pitch-asian="variable" style:font-style-asian="italic" style:font-name-complex="DejaVu Sans" style:font-family-complex="'DejaVu Sans'" style:font-family-generic-complex="system" style:font-pitch-complex="variable" style:font-size-complex="10pt" style:font-style-complex="italic" style:font-weight-complex="bold"/>
    </style:style>
    <style:style style:name="Fließtext" style:family="paragraph" style:parent-style-name="Standard" style:auto-update="true" style:default-outline-level="">
      <style:paragraph-properties fo:margin-top="0.0835in" fo:margin-bottom="0.0835in" loext:contextual-spacing="false" style:line-height-at-least="0.028in"/>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Unterüberschrift" style:family="paragraph" style:parent-style-name="Standard" style:auto-update="true" style:default-outline-level="">
      <style:paragraph-properties fo:margin-top="0.25in" fo:margin-bottom="0.0835in" loext:contextual-spacing="false">
        <style:tab-stops>
          <style:tab-stop style:position="0.0984in"/>
        </style:tab-stops>
      </style:paragraph-properties>
      <style:text-properties fo:font-weight="bold" style:font-weight-asian="bold" style:font-name-complex="Arial1" style:font-family-complex="Arial" style:font-family-generic-complex="system" style:font-pitch-complex="variable" style:font-size-complex="10pt"/>
    </style:style>
    <style:style style:name="Überschrift_20_2a" style:display-name="Überschrift 2a" style:family="paragraph" style:parent-style-name="Heading_20_2" style:auto-update="true" style:default-outline-level="">
      <style:paragraph-properties fo:margin-top="0.3335in" fo:margin-bottom="0.1665in" loext:contextual-spacing="false"/>
    </style:style>
    <style:style style:name="Übeschrift_20_3a" style:display-name="Übeschrift 3a" style:family="paragraph" style:parent-style-name="Heading_20_3" style:auto-update="true" style:default-outline-level=""/>
    <style:style style:name="Standard_20_a" style:display-name="Standard a" style:family="paragraph" style:parent-style-name="Standard" style:auto-update="true" style:default-outline-level="">
      <style:paragraph-properties fo:margin-top="0.0835in" fo:margin-bottom="0.0835in" loext:contextual-spacing="false" fo:line-height="130%"/>
    </style:style>
    <style:style style:name="Titel_5f_Antrag" style:display-name="Titel_Antrag" style:family="paragraph" style:parent-style-name="Standard" style:auto-update="true" style:default-outline-level="">
      <style:paragraph-properties fo:margin-top="0.25in" fo:margin-bottom="0.1665in" loext:contextual-spacing="false" fo:keep-with-next="always"/>
      <style:text-properties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style>
    <style:style style:name="Formatvorlage1" style:family="paragraph" style:parent-style-name="Standard" style:auto-update="true" style:default-outline-level="">
      <style:paragraph-properties fo:margin-top="0in" fo:margin-bottom="0.1665in" loext:contextual-spacing="false" fo:line-height="120%"/>
      <style:text-properties fo:color="#000000" style:font-name="Verdana" fo:font-family="Verdana" style:font-family-generic="roman" style:font-pitch="variable" style:letter-kerning="true" style:font-name-asian="DejaVu Sans" style:font-family-asian="'DejaVu Sans'" style:font-family-generic-asian="system" style:font-pitch-asian="variable" style:language-asian="zh" style:country-asian="CN" style:font-name-complex="Verdana1" style:font-family-complex="Verdana" style:font-family-generic-complex="system" style:font-pitch-complex="variable" style:language-complex="hi" style:country-complex="IN"/>
    </style:style>
    <style:style style:name="Formatvorlage7" style:family="paragraph" style:parent-style-name="Standard" style:auto-update="true" style:default-outline-level="">
      <style:paragraph-properties fo:margin-top="0.25in" fo:margin-bottom="0.0835in" loext:contextual-spacing="false"/>
      <style:text-properties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font-weight-complex="bold"/>
    </style:style>
    <style:style style:name="Formatvorlage8" style:family="paragraph" style:parent-style-name="Standard" style:auto-update="true" style:default-outline-level="">
      <style:text-properties fo:color="#000000" fo:font-size="11pt" fo:language="en" fo:country="GB" fo:font-weight="bold" style:font-name-asian="Times New Roman" style:font-family-asian="'Times New Roman'" style:font-family-generic-asian="system" style:font-pitch-asian="variable" style:font-size-asian="11pt" style:language-asian="de" style:country-asian="DE" style:font-weight-asian="bold" style:font-name-complex="Arial1" style:font-family-complex="Arial" style:font-family-generic-complex="system" style:font-pitch-complex="variable" style:font-size-complex="11pt"/>
    </style:style>
    <style:style style:name="Formatvorlage6" style:family="paragraph" style:parent-style-name="Standard" style:auto-update="true" style:default-outline-level="">
      <style:paragraph-properties fo:line-height="120%"/>
      <style:text-properties fo:color="#000000" fo:font-size="11pt" style:font-name-asian="Times New Roman" style:font-family-asian="'Times New Roman'" style:font-family-generic-asian="system" style:font-pitch-asian="variable" style:font-size-asian="11pt" style:language-asian="de" style:country-asian="DE" style:font-name-complex="Arial1" style:font-family-complex="Arial" style:font-family-generic-complex="system" style:font-pitch-complex="variable" style:font-size-complex="11pt" style:font-style-complex="italic"/>
    </style:style>
    <style:style style:name="Formatvorlage5" style:family="paragraph" style:parent-style-name="Standard" style:auto-update="true" style:default-outline-level="">
      <style:paragraph-properties fo:margin-left="1.4728in" fo:margin-right="0in" fo:line-height="120%" fo:text-indent="-1.4728in" style:auto-text-indent="false"/>
      <style:text-properties fo:font-size="11pt" style:font-name-asian="Times New Roman" style:font-family-asian="'Times New Roman'"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rebuttal" style:family="paragraph" style:parent-style-name="Standard" style:auto-update="true" style:default-outline-level="">
      <style:paragraph-properties fo:margin-top="0in" fo:margin-bottom="0.3335in" loext:contextual-spacing="true" fo:padding-left="0in" fo:padding-right="0in" fo:padding-top="0in" fo:padding-bottom="0.25in" fo:border-left="none" fo:border-right="none" fo:border-top="none" fo:border-bottom="0.51pt solid #00000a"/>
      <style:text-properties fo:font-style="italic" style:font-style-asian="italic"/>
    </style:style>
    <style:style style:name="referee" style:family="paragraph" style:parent-style-name="Standard" style:auto-update="true" style:default-outline-level="">
      <style:paragraph-properties fo:margin-top="0in" fo:margin-bottom="0.1665in" loext:contextual-spacing="true"/>
      <style:text-properties fo:color="#1a1a1a" style:font-name="Arial" fo:font-family="Arial" style:font-family-generic="roman" style:font-pitch="variable" style:font-name-complex="Arial1" style:font-family-complex="Arial" style:font-family-generic-complex="system" style:font-pitch-complex="variable" style:font-size-complex="13pt"/>
    </style:style>
    <style:style style:name="Formatvorlage2" style:family="paragraph" style:parent-style-name="Standard" style:auto-update="true" style:default-outline-level="">
      <style:paragraph-properties fo:margin-top="0.1665in" fo:margin-bottom="0.0835in" loext:contextual-spacing="false" fo:line-height="120%"/>
      <style:text-properties fo:color="#000000" style:font-name="Verdana" fo:font-family="Verdana" style:font-family-generic="roman" style:font-pitch="variable" fo:font-weight="bold" style:letter-kerning="true" style:font-name-asian="DejaVu Sans" style:font-family-asian="'DejaVu Sans'" style:font-family-generic-asian="system" style:font-pitch-asian="variable" style:language-asian="zh" style:country-asian="CN" style:font-weight-asian="bold" style:font-name-complex="Verdana1" style:font-family-complex="Verdana" style:font-family-generic-complex="system" style:font-pitch-complex="variable" style:language-complex="hi" style:country-complex="IN" style:font-weight-complex="bold"/>
    </style:style>
    <style:style style:name="ReferenzItem" style:family="paragraph" style:parent-style-name="Standard" style:auto-update="true" style:default-outline-level="">
      <style:paragraph-properties fo:margin-left="0.9846in" fo:margin-right="0in" fo:margin-top="0.0835in" fo:margin-bottom="0.0835in" loext:contextual-spacing="false" fo:orphans="2" fo:widows="2" fo:hyphenation-ladder-count="no-limit" fo:text-indent="-0.9846in" style:auto-text-indent="false"/>
      <style:text-properties style:font-name="Times" fo:font-family="Times" style:font-family-generic="roman" style:font-pitch="variable" fo:font-size="10pt" style:font-name-asian="Cambria1" style:font-family-asian="Cambria" style:font-family-generic-asian="system" style:font-pitch-asian="variable" style:font-size-asian="10pt" style:language-asian="de" style:country-asian="DE" style:font-size-complex="10pt" fo:hyphenate="true" fo:hyphenation-remain-char-count="2" fo:hyphenation-push-char-count="2"/>
    </style:style>
    <style:style style:name="Session_20_heading" style:display-name="Session heading" style:family="paragraph" style:parent-style-name="Standard" style:auto-update="true" style:default-outline-level="">
      <style:paragraph-properties fo:margin-top="0.25in" fo:margin-bottom="0.0835in" loext:contextual-spacing="false"/>
      <style:text-properties style:font-name="Helvetica" fo:font-family="Helvetica" style:font-family-generic="roman" style:font-pitch="variable" fo:font-weight="bold" style:font-name-asian="Cambria1" style:font-family-asian="Cambria" style:font-family-generic-asian="system" style:font-pitch-asian="variable" style:language-asian="en" style:country-asian="US" style:font-weight-asian="bold" style:font-name-complex="Helvetica1" style:font-family-complex="Helvetica" style:font-family-generic-complex="system" style:font-pitch-complex="variable"/>
    </style:style>
    <style:style style:name="Reply" style:family="paragraph" style:parent-style-name="Standard" style:default-outline-level="">
      <style:paragraph-properties fo:margin-left="0.3937in" fo:margin-right="0.3937in" fo:margin-top="0.0835in" fo:margin-bottom="0.25in" loext:contextual-spacing="false" fo:orphans="2" fo:widows="2" fo:hyphenation-ladder-count="no-limit" fo:text-indent="0in" style:auto-text-indent="false"/>
      <style:text-properties style:font-name="Times" fo:font-family="Times" style:font-family-generic="roman" style:font-pitch="variable" fo:font-size="10pt" style:font-name-asian="Times New Roman" style:font-family-asian="'Times New Roman'" style:font-family-generic-asian="system" style:font-pitch-asian="variable" style:font-size-asian="10pt" style:language-asian="de" style:country-asian="DE" style:font-size-complex="10pt" fo:hyphenate="true" fo:hyphenation-remain-char-count="2" fo:hyphenation-push-char-count="2"/>
    </style:style>
    <style:style style:name="Normal_20__28_Web_29_" style:display-name="Normal (Web)" style:family="paragraph" style:parent-style-name="Standard" style:default-outline-level="">
      <style:paragraph-properties fo:margin-top="0.1945in" fo:margin-bottom="0.0799in" loext:contextual-spacing="false" fo:orphans="2" fo:widows="2" fo:hyphenation-ladder-count="no-limit"/>
      <style:text-properties style:font-name="Times" fo:font-family="Times" style:font-family-generic="roman" style:font-pitch="variable" fo:font-size="10pt" style:font-size-asian="10pt" style:language-asian="de" style:country-asian="DE" style:font-size-complex="10pt" fo:hyphenate="true" fo:hyphenation-remain-char-count="2" fo:hyphenation-push-char-count="2"/>
    </style:style>
    <style:style style:name="Default_20_Paragraph_20_Font" style:display-name="Default Paragraph Font" style:family="text"/>
    <style:style style:name="Absatz-Standardschriftart1" style:family="text"/>
    <style:style style:name="Überschrift_20_3_20_Zchn" style:display-name="Überschrift 3 Zchn" style:family="text" style:parent-style-name="Default_20_Paragraph_20_Font">
      <style:text-properties style:font-name="Calibri" fo:font-family="Calibri" style:font-family-generic="roman" style:font-pitch="variable" fo:font-size="12pt" fo:language="de" fo:country="DE" fo:font-weight="bold" style:font-size-asian="12pt" style:font-weight-asian="bold" style:font-name-complex="DejaVu Sans" style:font-family-complex="'DejaVu Sans'" style:font-family-generic-complex="system" style:font-pitch-complex="variable" style:font-size-complex="12pt"/>
    </style:style>
    <style:style style:name="Überschrift_20_1_20_Zchn" style:display-name="Überschrift 1 Zchn" style:family="text">
      <style:text-properties style:font-name="Calibri" fo:font-family="Calibri" style:font-family-generic="roman" style:font-pitch="variable" fo:font-size="24pt" fo:language="de" fo:country="DE" fo:font-weight="bold" style:letter-kerning="true" style:font-size-asian="24pt" style:font-weight-asian="bold" style:font-size-complex="24pt" style:font-weight-complex="bold"/>
    </style:style>
    <style:style style:name="Überschrift_20_2_20_Zchn" style:display-name="Überschrift 2 Zchn" style:family="text" style:parent-style-name="Default_20_Paragraph_20_Font">
      <style:text-properties fo:color="#222222" style:font-name="Arial" fo:font-family="Arial" style:font-family-generic="roman" style:font-pitch="variable" fo:font-size="14pt" fo:language="de" fo:country="DE" fo:font-weight="bold" style:font-size-asian="14pt" style:font-weight-asian="bold" style:font-name-complex="Arial Unicode MS" style:font-family-complex="'Arial Unicode MS'" style:font-family-generic-complex="system" style:font-pitch-complex="variable" style:font-size-complex="14pt" style:font-weight-complex="bold"/>
    </style:style>
    <style:style style:name="Überschrift_20_4_20_Zchn" style:display-name="Überschrift 4 Zchn" style:family="text" style:parent-style-name="Default_20_Paragraph_20_Font">
      <style:text-properties fo:font-style="italic" style:font-name-asian="ＭＳ ゴシック" style:font-family-asian="'ＭＳ ゴシック'" style:font-family-generic-asian="system" style:font-pitch-asian="variable" style:font-style-asian="italic" style:font-name-complex="DejaVu Sans" style:font-family-complex="'DejaVu Sans'" style:font-family-generic-complex="system" style:font-pitch-complex="variable" style:font-style-complex="italic" style:font-weight-complex="bold"/>
    </style:style>
    <style:style style:name="Subtle_20_Emphasis" style:display-name="Subtle Emphasis" style:family="text"/>
    <style:style style:name="ListLabel_20_1" style:display-name="ListLabel 1" style:family="text">
      <style:text-properties style:font-name-complex="DejaVu Sans" style:font-family-complex="'DejaVu Sans'" style:font-family-generic-complex="system" style:font-pitch-complex="variable"/>
    </style:style>
    <style:style style:name="ListLabel_20_2" style:display-name="ListLabel 2" style:family="text">
      <style:text-properties style:font-name-complex="DejaVu Sans" style:font-family-complex="'DejaVu Sans'" style:font-family-generic-complex="system" style:font-pitch-complex="variable"/>
    </style:style>
    <style:style style:name="ListLabel_20_3" style:display-name="ListLabel 3" style:family="text">
      <style:text-properties style:font-name-complex="DejaVu Sans" style:font-family-complex="'DejaVu Sans'" style:font-family-generic-complex="system" style:font-pitch-complex="variable"/>
    </style:style>
    <style:style style:name="ListLabel_20_4" style:display-name="ListLabel 4" style:family="text">
      <style:text-properties style:font-name-complex="DejaVu Sans" style:font-family-complex="'DejaVu Sans'" style:font-family-generic-complex="system" style:font-pitch-complex="variable"/>
    </style:style>
    <style:style style:name="ListLabel_20_5" style:display-name="ListLabel 5" style:family="text">
      <style:text-properties style:font-name-complex="DejaVu Sans" style:font-family-complex="'DejaVu Sans'" style:font-family-generic-complex="system" style:font-pitch-complex="variable"/>
    </style:style>
    <style:style style:name="ListLabel_20_6" style:display-name="ListLabel 6" style:family="text">
      <style:text-properties style:font-name-complex="DejaVu Sans" style:font-family-complex="'DejaVu Sans'" style:font-family-generic-complex="system" style:font-pitch-complex="variable"/>
    </style:style>
    <style:style style:name="ListLabel_20_7" style:display-name="ListLabel 7" style:family="text">
      <style:text-properties style:font-name-complex="DejaVu Sans" style:font-family-complex="'DejaVu Sans'" style:font-family-generic-complex="system" style:font-pitch-complex="variable"/>
    </style:style>
    <style:style style:name="ListLabel_20_8" style:display-name="ListLabel 8" style:family="text">
      <style:text-properties style:font-name-complex="DejaVu Sans" style:font-family-complex="'DejaVu Sans'" style:font-family-generic-complex="system" style:font-pitch-complex="variable"/>
    </style:style>
    <style:style style:name="ListLabel_20_9" style:display-name="ListLabel 9" style:family="text">
      <style:text-properties style:font-name-complex="DejaVu Sans" style:font-family-complex="'DejaVu San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7874in" fo:margin-left="0.9846in" fo:margin-right="0.9846in" style:writing-mode="lr-tb" style:layout-grid-color="#c0c0c0" style:layout-grid-lines="25199"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önig</meta:initial-creator>
    <meta:editing-cycles>20</meta:editing-cycles>
    <meta:print-date>2017-02-09T18:27:00</meta:print-date>
    <meta:creation-date>2017-02-09T18:26:00</meta:creation-date>
    <dc:date>2018-04-18T12:36:23.434411022</dc:date>
    <meta:editing-duration>PT24M32S</meta:editing-duration>
    <meta:generator>LibreOffice/5.1.6.2$Linux_X86_64 LibreOffice_project/10m0$Build-2</meta:generator>
    <meta:document-statistic meta:table-count="0" meta:image-count="0" meta:object-count="0" meta:page-count="3" meta:paragraph-count="31" meta:word-count="575" meta:character-count="4563" meta:non-whitespace-character-count="401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